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ingTask.addContains( Contains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tIncludes( String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create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ContainsRegexp( ContainsRegexp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Custom( Ext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Present( Pres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And( A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createInclud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Date( Dat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tIncludesfile( File include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Not( No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Selector( Selec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lect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getDirectoryScanne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ingTask.createPatter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Size( Siz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Different( Differ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XsetIgnore( String ignore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tchingTask.addNone( Non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Depth( Depth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Majority( Majority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tCaseSensitive(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lector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has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create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getImplicit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XsetItems( String item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tchingTask.createExclud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ingTask.addType( Typ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tFollowSymlinks( boolean followSym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Modified( Modifie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tExcludesfile( File exclude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Depend( Dep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Filename( Filenam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tDefaultexcludes( boolean useDefault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ddOr( Or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appendSelector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getSelectors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ingTask.setExcludes( String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